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FilterBuilder.getFilter( Elem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ooleanFilterBuilder.BooleanFilterBuilder( FilterBuilder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